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RepeaterJXPathBinding.getInsertChild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doSave( Widget frmModel , JXPathContext jct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TempRepeaterJXPathBinding.getRepeat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getClearOn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getDeleteIf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doLoad( Widget frmModel , JXPathContext jct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TempRepeaterJXPathBinding.TempRepeaterJXPathBinding( JXPathBindingBuilderBase . CommonAttributes commonAtts , String repeaterId , String repeaterPath , String rowPath , String rowPathInsert , boolean virtualRows , boolean clearOnLoad , boolean deleteIfEmpty , JXPathBindingBase rowBinding , JXPathBindingBase insert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mpRepeater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getRowPathIns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RepeaterJXPathBinding.getChild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getRow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enableLogging(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mpRepeaterJXPathBinding.getVirtual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